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compiled-branch-coverage-report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table:number-columns-repeated="5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table:number-columns-repeated="5"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P03</text:p>
          </table:table-cell>
          <table:table-cell table:number-columns-repeated="5"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table:number-columns-repeated="5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table:number-columns-repeated="5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table:number-columns-repeated="5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table:number-columns-repeated="5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table:number-columns-repeated="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table:number-columns-repeated="5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table:number-columns-repeated="5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table:number-columns-repeated="5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table:number-columns-repeated="5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table:number-columns-repeated="5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table:number-columns-repeated="5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table:number-columns-repeated="5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table:number-columns-repeated="5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table:number-columns-repeated="5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table:number-columns-repeated="5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table:number-columns-repeated="5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table:number-columns-repeated="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2:.B22])" office:value-type="float" office:value="150.047619047619" calcext:value-type="float">
            <text:p>150,05</text:p>
          </table:table-cell>
          <table:table-cell table:style-name="ce1" table:formula="of:=AVERAGE([.C2:.C22])" office:value-type="float" office:value="150.047619047619" calcext:value-type="float">
            <text:p>150,05</text:p>
          </table:table-cell>
          <table:table-cell table:style-name="ce1" table:formula="of:=AVERAGE([.D2:.D22])" office:value-type="float" office:value="150.047619047619" calcext:value-type="float">
            <text:p>150,05</text:p>
          </table:table-cell>
          <table:table-cell table:style-name="ce1" table:formula="of:=AVERAGE([.E2:.E22])" office:value-type="float" office:value="150.047619047619" calcext:value-type="float">
            <text:p>150,05</text:p>
          </table:table-cell>
          <table:table-cell table:style-name="ce1" table:formula="of:=AVERAGE([.F2:.F22])" office:value-type="float" office:value="150.047619047619" calcext:value-type="float">
            <text:p>150,05</text:p>
          </table:table-cell>
        </table:table-row>
        <table:table-row table:style-name="ro1">
          <table:table-cell office:value-type="string" calcext:value-type="string">
            <text:p>DEVPAD</text:p>
          </table:table-cell>
          <table:table-cell table:style-name="ce1" table:formula="of:=STDEV([.B2:.B23])" office:value-type="float" office:value="103.690692143452" calcext:value-type="float">
            <text:p>103,69</text:p>
          </table:table-cell>
          <table:table-cell table:style-name="ce1" table:formula="of:=STDEV([.C2:.C23])" office:value-type="float" office:value="103.690692143452" calcext:value-type="float">
            <text:p>103,69</text:p>
          </table:table-cell>
          <table:table-cell table:style-name="ce1" table:formula="of:=STDEV([.D2:.D23])" office:value-type="float" office:value="103.690692143452" calcext:value-type="float">
            <text:p>103,69</text:p>
          </table:table-cell>
          <table:table-cell table:style-name="ce1" table:formula="of:=STDEV([.E2:.E23])" office:value-type="float" office:value="103.690692143452" calcext:value-type="float">
            <text:p>103,69</text:p>
          </table:table-cell>
          <table:table-cell table:style-name="ce1" table:formula="of:=STDEV([.F2:.F23])" office:value-type="float" office:value="103.690692143452" calcext:value-type="float">
            <text:p>103,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12" number:min-decimal-places="12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6T06:06:21.623189250</dc:date>
    <meta:editing-duration>PT24M55S</meta:editing-duration>
    <meta:editing-cycles>6</meta:editing-cycles>
    <meta:generator>LibreOffice/7.3.7.2$Linux_X86_64 LibreOffice_project/30$Build-2</meta:generator>
    <meta:document-statistic meta:table-count="1" meta:cell-count="143" meta:object-count="0"/>
  </office:meta>
</office:document-meta>
</file>